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3.493cm"/>
    </style:style>
    <style:style style:name="Tabella2.B" style:family="table-column">
      <style:table-column-properties style:column-width="1.614cm"/>
    </style:style>
    <style:style style:name="Tabella2.C" style:family="table-column">
      <style:table-column-properties style:column-width="1.588cm"/>
    </style:style>
    <style:style style:name="Tabella2.E" style:family="table-column">
      <style:table-column-properties style:column-width="1.984cm"/>
    </style:style>
    <style:style style:name="Tabella2.F" style:family="table-column">
      <style:table-column-properties style:column-width="1.799cm"/>
    </style:style>
    <style:style style:name="Tabella2.G" style:family="table-column">
      <style:table-column-properties style:column-width="4.92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G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8.202cm"/>
    </style:style>
    <style:style style:name="Tabella3.B" style:family="table-column">
      <style:table-column-properties style:column-width="8.811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  <style:text-properties officeooo:paragraph-rsid="01036242"/>
    </style:style>
    <style:style style:name="P4" style:family="paragraph" style:parent-style-name="Text_20_body">
      <style:text-properties fo:font-style="normal" officeooo:rsid="00dd5b0a" officeooo:paragraph-rsid="00f6916f" style:font-style-asian="normal" style:font-style-complex="normal"/>
    </style:style>
    <style:style style:name="P5" style:family="paragraph" style:parent-style-name="Text_20_body">
      <style:text-properties fo:font-style="normal" officeooo:rsid="014704c8" officeooo:paragraph-rsid="014704c8" style:font-style-asian="normal" style:font-style-complex="normal"/>
    </style:style>
    <style:style style:name="P6" style:family="paragraph" style:parent-style-name="Text_20_body">
      <style:text-properties fo:font-style="normal" officeooo:rsid="0147cbc0" officeooo:paragraph-rsid="0147cbc0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8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10" style:family="paragraph" style:parent-style-name="Text_20_body">
      <style:text-properties style:font-name="arial" fo:font-size="11pt" fo:font-style="normal" officeooo:rsid="01423b07" officeooo:paragraph-rsid="01423b07" style:font-style-asian="normal" style:font-style-complex="normal"/>
    </style:style>
    <style:style style:name="P11" style:family="paragraph" style:parent-style-name="Text_20_body">
      <style:text-properties style:font-name="arial" fo:font-size="11pt" fo:font-style="normal" officeooo:rsid="014437e5" officeooo:paragraph-rsid="014437e5" style:font-style-asian="normal" style:font-style-complex="normal"/>
    </style:style>
    <style:style style:name="P12" style:family="paragraph" style:parent-style-name="Text_20_body">
      <style:text-properties style:font-name="arial" fo:font-size="11pt" fo:font-style="normal" officeooo:rsid="0147cbc0" officeooo:paragraph-rsid="0147cbc0" style:font-style-asian="normal" style:font-style-complex="normal"/>
    </style:style>
    <style:style style:name="P13" style:family="paragraph" style:parent-style-name="Text_20_body">
      <style:text-properties style:font-name="arial" fo:font-size="11pt" fo:font-style="normal" officeooo:rsid="0147e10a" officeooo:paragraph-rsid="0147e10a" style:font-style-asian="normal" style:font-style-complex="normal"/>
    </style:style>
    <style:style style:name="P14" style:family="paragraph" style:parent-style-name="Text_20_body">
      <style:text-properties style:font-name="arial" fo:font-size="11pt" fo:font-style="normal" officeooo:rsid="0149dbc9" officeooo:paragraph-rsid="0149dbc9" style:font-style-asian="normal" style:font-style-complex="normal"/>
    </style:style>
    <style:style style:name="P15" style:family="paragraph" style:parent-style-name="Text_20_body">
      <style:text-properties officeooo:rsid="014437e5" officeooo:paragraph-rsid="014437e5"/>
    </style:style>
    <style:style style:name="P16" style:family="paragraph" style:parent-style-name="Text_20_body">
      <style:text-properties officeooo:paragraph-rsid="014437e5"/>
    </style:style>
    <style:style style:name="P17" style:family="paragraph" style:parent-style-name="Text_20_body">
      <style:text-properties officeooo:rsid="014654bc" officeooo:paragraph-rsid="014654bc"/>
    </style:style>
    <style:style style:name="P18" style:family="paragraph" style:parent-style-name="Text_20_body">
      <style:text-properties officeooo:rsid="014704c8" officeooo:paragraph-rsid="014704c8"/>
    </style:style>
    <style:style style:name="P19" style:family="paragraph" style:parent-style-name="Text_20_body">
      <style:text-properties officeooo:paragraph-rsid="014704c8"/>
    </style:style>
    <style:style style:name="P20" style:family="paragraph" style:parent-style-name="Text_20_body">
      <style:text-properties officeooo:rsid="0147cbc0" officeooo:paragraph-rsid="0147cbc0"/>
    </style:style>
    <style:style style:name="P21" style:family="paragraph" style:parent-style-name="Text_20_body">
      <style:text-properties officeooo:paragraph-rsid="0147cbc0"/>
    </style:style>
    <style:style style:name="P22" style:family="paragraph" style:parent-style-name="Text_20_body">
      <style:text-properties officeooo:rsid="0147e10a" officeooo:paragraph-rsid="0147e10a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officeooo:paragraph-rsid="0025aa4f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14654bc" officeooo:paragraph-rsid="014654b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14704c8" officeooo:paragraph-rsid="014704c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147e10a" officeooo:paragraph-rsid="0147e10a" style:font-weight-asian="bold" style:font-weight-complex="bold"/>
    </style:style>
    <style:style style:name="P30" style:family="paragraph" style:parent-style-name="Table_20_Contents">
      <style:text-properties officeooo:rsid="014654bc" officeooo:paragraph-rsid="014654bc"/>
    </style:style>
    <style:style style:name="P31" style:family="paragraph" style:parent-style-name="Table_20_Contents">
      <style:text-properties officeooo:paragraph-rsid="014654bc"/>
    </style:style>
    <style:style style:name="P32" style:family="paragraph" style:parent-style-name="Table_20_Contents">
      <style:text-properties officeooo:rsid="014704c8" officeooo:paragraph-rsid="014704c8"/>
    </style:style>
    <style:style style:name="P33" style:family="paragraph" style:parent-style-name="Table_20_Contents">
      <style:text-properties fo:font-style="normal" officeooo:rsid="0147e10a" officeooo:paragraph-rsid="0147e10a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officeooo:rsid="014a9f36"/>
    </style:style>
    <style:style style:name="P35" style:family="paragraph" style:parent-style-name="Table_20_Contents">
      <style:paragraph-properties fo:text-align="center" style:justify-single-word="false"/>
      <style:text-properties officeooo:rsid="014a9f36" officeooo:paragraph-rsid="014a9f36"/>
    </style:style>
    <style:style style:name="P36" style:family="paragraph" style:parent-style-name="Heading_20_1">
      <style:text-properties officeooo:rsid="014437e5" officeooo:paragraph-rsid="014437e5"/>
    </style:style>
    <style:style style:name="P37" style:family="paragraph" style:parent-style-name="Heading_20_1">
      <style:text-properties officeooo:rsid="014654bc" officeooo:paragraph-rsid="014654bc"/>
    </style:style>
    <style:style style:name="P38" style:family="paragraph" style:parent-style-name="Heading_20_1">
      <style:text-properties officeooo:rsid="0147cbc0" officeooo:paragraph-rsid="0147cbc0"/>
    </style:style>
    <style:style style:name="P39" style:family="paragraph" style:parent-style-name="Heading_20_1">
      <style:paragraph-properties fo:break-before="page"/>
      <style:text-properties officeooo:rsid="0019a71e" officeooo:paragraph-rsid="0019a71e"/>
    </style:style>
    <style:style style:name="P40" style:family="paragraph" style:parent-style-name="Heading_20_1">
      <style:paragraph-properties fo:break-before="page"/>
      <style:text-properties officeooo:rsid="014437e5" officeooo:paragraph-rsid="014437e5"/>
    </style:style>
    <style:style style:name="P41" style:family="paragraph" style:parent-style-name="Heading_20_1">
      <style:paragraph-properties fo:break-before="page"/>
      <style:text-properties officeooo:rsid="0147cbc0" officeooo:paragraph-rsid="0147cbc0"/>
    </style:style>
    <style:style style:name="P42" style:family="paragraph" style:parent-style-name="Table_20_Contents">
      <style:paragraph-properties fo:text-align="center" style:justify-single-word="false"/>
      <style:text-properties fo:font-style="normal" officeooo:rsid="014b6737" officeooo:paragraph-rsid="014b6737" style:font-style-asian="normal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officeooo:paragraph-rsid="014a9f36"/>
    </style:style>
    <style:style style:name="P44" style:family="paragraph" style:parent-style-name="Table_20_Contents">
      <style:paragraph-properties fo:text-align="center" style:justify-single-word="false"/>
      <style:text-properties officeooo:rsid="014a9f36" officeooo:paragraph-rsid="014a9f36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1pt" officeooo:rsid="014b6737" officeooo:paragraph-rsid="014b6737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1423b07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f6916f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14b6737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14704c8" style:font-style-asian="italic" style:font-style-complex="italic"/>
    </style:style>
    <style:style style:name="T7" style:family="text">
      <style:text-properties fo:font-style="italic" officeooo:rsid="0147cbc0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147cbc0" style:font-style-asian="normal" style:font-style-complex="normal"/>
    </style:style>
    <style:style style:name="T11" style:family="text">
      <style:text-properties style:font-name="arial" fo:font-size="11pt" fo:font-style="normal" style:font-style-asian="normal" style:font-style-complex="normal"/>
    </style:style>
    <style:style style:name="T12" style:family="text">
      <style:text-properties style:font-name="arial" fo:font-size="11pt" fo:font-style="normal" officeooo:rsid="014437e5" style:font-style-asian="normal" style:font-style-complex="normal"/>
    </style:style>
    <style:style style:name="T13" style:family="text">
      <style:text-properties style:font-name="arial" fo:font-size="11pt" fo:font-style="normal" officeooo:rsid="0147cbc0" style:font-style-asian="normal" style:font-style-complex="normal"/>
    </style:style>
    <style:style style:name="T14" style:family="text">
      <style:text-properties style:font-name="arial" fo:font-size="11pt" fo:font-style="italic" officeooo:rsid="014437e5" style:font-style-asian="italic" style:font-style-complex="italic"/>
    </style:style>
    <style:style style:name="T15" style:family="text">
      <style:text-properties style:font-name="arial" fo:font-size="11pt" officeooo:rsid="014437e5"/>
    </style:style>
    <style:style style:name="T16" style:family="text">
      <style:text-properties style:font-name="arial" fo:font-size="11pt" officeooo:rsid="014654bc"/>
    </style:style>
    <style:style style:name="T17" style:family="text">
      <style:text-properties style:font-name="arial" fo:font-size="11pt" officeooo:rsid="014704c8"/>
    </style:style>
    <style:style style:name="T18" style:family="text">
      <style:text-properties style:font-name="arial" fo:font-size="11pt" officeooo:rsid="0147cbc0"/>
    </style:style>
    <style:style style:name="T19" style:family="text">
      <style:text-properties style:font-name="arial" fo:font-size="11pt" officeooo:rsid="014b6737"/>
    </style:style>
    <style:style style:name="T20" style:family="text">
      <style:text-properties fo:font-size="14pt" fo:font-style="normal" fo:font-weight="normal" officeooo:rsid="00be4343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officeooo:rsid="01423b07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officeooo:rsid="014437e5"/>
    </style:style>
    <style:style style:name="T23" style:family="text">
      <style:text-properties officeooo:rsid="014654bc"/>
    </style:style>
    <style:style style:name="T24" style:family="text">
      <style:text-properties officeooo:rsid="014704c8"/>
    </style:style>
    <style:style style:name="T25" style:family="text">
      <style:text-properties officeooo:rsid="0147cbc0"/>
    </style:style>
    <style:style style:name="T26" style:family="text">
      <style:text-properties officeooo:rsid="014b6737"/>
    </style:style>
    <style:style style:name="T27" style:family="text">
      <style:text-properties officeooo:rsid="014a9f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5cm, 10.961cm, 3cm, 12.4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pottyThings</text:p>
      <text:p text:style-name="P24"/>
      <text:p text:style-name="P25"><text:span text:style-name="T20">Report Finale del progetto: organizzazione del lavoro </text:span><text:span text:style-name="T21">e</text:span><text:span text:style-name="T20"> ruoli, tempo complessivo e di ciascun membro dedicato al progetto, criticità, autovalutazione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3">Indice</text:p>
          </text:index-title>
          <text:p text:style-name="P26"><text:a xlink:type="simple" xlink:href="#__RefHeading___Toc211_1698590011" text:style-name="Index_20_Link" text:visited-style-name="Index_20_Link">Scopo del documento<text:tab/>3</text:a></text:p>
          <text:p text:style-name="P26"><text:a xlink:type="simple" xlink:href="#__RefHeading___Toc508_2276994554" text:style-name="Index_20_Link" text:visited-style-name="Index_20_Link">Organizzazione del lavoro<text:tab/>4</text:a></text:p>
          <text:p text:style-name="P26"><text:a xlink:type="simple" xlink:href="#__RefHeading___Toc510_2276994554" text:style-name="Index_20_Link" text:visited-style-name="Index_20_Link">Ruoli e attività<text:tab/>4</text:a></text:p>
          <text:p text:style-name="P26"><text:a xlink:type="simple" xlink:href="#__RefHeading___Toc512_2276994554" text:style-name="Index_20_Link" text:visited-style-name="Index_20_Link">Carico e distribuzione del lavoro<text:tab/>5</text:a></text:p>
          <text:p text:style-name="P26"><text:a xlink:type="simple" xlink:href="#__RefHeading___Toc514_2276994554" text:style-name="Index_20_Link" text:visited-style-name="Index_20_Link">Criticità<text:tab/>6</text:a></text:p>
          <text:p text:style-name="P26"><text:a xlink:type="simple" xlink:href="#__RefHeading___Toc516_2276994554" text:style-name="Index_20_Link" text:visited-style-name="Index_20_Link">Autovalutazione<text:tab/>7</text:a></text:p>
        </text:index-body>
      </text:table-of-content>
      <text:p text:style-name="P9"/>
      <text:h text:style-name="P39" text:outline-level="1"><text:bookmark-start text:name="__RefHeading___Toc211_1698590011"/>Scopo del documento<text:bookmark-end text:name="__RefHeading___Toc211_1698590011"/></text:h>
      <text:p text:style-name="P4"/>
      <text:p text:style-name="P10">Il seguente documento è un report finale che testimonia come il team <text:span text:style-name="T5">T25 </text:span>ha lavorato allo sviluppo del progetto.</text:p>
      <text:p text:style-name="P10">Inizialmente verrà descritta l’organizzazione e la suddivisione del lavoro tra i vari membri del team, dopodiché mostreremo le ore di lavoro complessive e di ciascuno di noi per i vari deliverables, motivando le differenze.</text:p>
      <text:p text:style-name="P10">Successivamente elencheremo le eventuali criticità e problematiche rilevate durante l’intero progetto e ciò che è stato fatto per superarle.</text:p>
      <text:p text:style-name="P10">Per finire proveremo a dare un’autovalutazione del nostro lavoro.</text:p>
      <text:h text:style-name="P40" text:outline-level="1"><text:bookmark-start text:name="__RefHeading___Toc508_2276994554"/>Organizzazione del lavoro<text:bookmark-end text:name="__RefHeading___Toc508_2276994554"/></text:h>
      <text:p text:style-name="P16"/>
      <text:p text:style-name="P15">Abbiamo cercato di organizzare il lavoro nel modo più equilibrato possibile in modo da ripartire le varie cose da fare tra i diversi membri del team.</text:p>
      <text:p text:style-name="P15">Inizialmente avevamo pensato di fare ognuno di noi ogni parte dei documenti per poi unirle insieme e ottenere un lavoro più completo possibile. Tuttavia a partire dal secondo documento ci siamo resi conto che la mole di lavoro era abbastanza cospicua e abbiamo deciso di dividerci i vari compiti in base alle nostre capacità e ai nostri interessi. Per ogni documento abbiamo stabilito una scaletta di lavoro e diviso in varie parte assegnati ai vari componenti del gruppo, come rappresentato dalla tabella sottostante.</text:p>
      <text:p text:style-name="P15"/>
      <text:p text:style-name="P15">La modalità di lavoro è stata tal volta da soli (soprattutto per i primi documenti in cui dovevamo fare molte cose teoriche), ma altrettante volte in gruppo (per quanto riguarda ad esempio la parte di sviluppo).</text:p>
      <text:p text:style-name="P15">I meeting erano sempre in presenza <text:s/>e molto frequenti, infatti ci incontravamo ogni volta all’inizio della stesura di ogni deliverable in cui decidevamo come lavorare e come suddividerci il lavoro e alla fine della stesura, al momento della sottomissione per fare una revisione generale e curare gli ultimi dettagli.</text:p>
      <text:p text:style-name="P15">La frequenza dei meeting era circa ogni 3-4 giorni per fare il punto della situazione della propria parte e confrontarci sull’avanzamento del lavoro. Tuttavia avendo frequentato sempre in modo molto regolare le lezioni riuscivamo a vederci in presenza per scambiarci giornalmente opinioni e perplessità.</text:p>
      <text:p text:style-name="P15"/>
      <text:p text:style-name="P16"><text:span text:style-name="T22">Come strumentazione ci siamo affidati a GitHub per gestire sia la stesura dei deliverable che lo sviluppo del codice con le relative repository. I vari diagrammi sono stati realizzati con LucidChart, mentre abbiamo utilizzato</text:span><text:span text:style-name="T15"> Figma per eseguire i mockup delle pagine di front-end mostrate nel deliverable </text:span><text:span text:style-name="T14">D1-T25</text:span><text:span text:style-name="T12">.</text:span></text:p>
      <text:p text:style-name="P11">Infine abbiamo utilizzato un foglio drive condiviso dove segnare le ore di ogni componente del gruppo e l’attività svolta.</text:p>
      <text:p text:style-name="P11"/>
      <text:h text:style-name="P36" text:outline-level="1"><text:bookmark-start text:name="__RefHeading___Toc510_2276994554"/>Ruoli e attività<text:bookmark-end text:name="__RefHeading___Toc510_2276994554"/></text:h>
      <text:p text:style-name="P16"/>
      <text:p text:style-name="P15">In questa tabella riassumiamo il ruolo assunto da ogni componente del team nel progetto. In alcuni casi c’è stata una forte e rimarcata suddivisione, mentre in altri casi abbiamo contributo tutti insieme agli stessi aspetti.</text:p>
      <text:p text:style-name="P15"/>
      <table:table table:name="Tabella1" table:style-name="Tabella1">
        <table:table-column table:style-name="Tabella1.A" table:number-columns-repeated="3"/>
        <table:table-row table:style-name="TableLine94386324151936">
          <table:table-cell table:style-name="Tabella1.A1" office:value-type="string">
            <text:p text:style-name="P27">Componente del team</text:p>
          </table:table-cell>
          <table:table-cell table:style-name="Tabella1.A1" office:value-type="string">
            <text:p text:style-name="P27">Ruolo</text:p>
          </table:table-cell>
          <table:table-cell table:style-name="Tabella1.C1" office:value-type="string">
            <text:p text:style-name="P27">Principali attività</text:p>
          </table:table-cell>
        </table:table-row>
        <table:table-row table:style-name="TableLine94386324182736">
          <table:table-cell table:style-name="Tabella1.A2" office:value-type="string">
            <text:p text:style-name="P30">Gabriele Volani</text:p>
          </table:table-cell>
          <table:table-cell table:style-name="Tabella1.A2" office:value-type="string">
            <text:p text:style-name="P30">Project leader, analista requisiti funzionali e non e analista sistemi esterni, sviluppatore backend e documentazione e tester API.</text:p>
          </table:table-cell>
          <table:table-cell table:style-name="Tabella1.C2" office:value-type="string">
            <text:p text:style-name="P31"><text:span text:style-name="T23">Il ruolo principale è stato la gestione del progetto e il coordinamento delle attività. Si è occupato anche della scrittura e impaginazione dei documenti e della loro </text:span><text:span text:style-name="T17">sottomissione finale</text:span><text:span text:style-name="T23">.</text:span></text:p>
            <text:p text:style-name="P30">Ha contribuito <text:span text:style-name="T24">attivamente a</text:span> tutti i deliverable, mentre in <text:soft-page-break/>modo più specifico nel D4 <text:s text:c="2"/>con lo sviluppo del backend e nel D2 col diagramma dei componenti.</text:p>
          </table:table-cell>
        </table:table-row>
        <table:table-row table:style-name="TableLine94386324184192">
          <table:table-cell table:style-name="Tabella1.A2" office:value-type="string">
            <text:p text:style-name="P30">Federico Menegoz</text:p>
          </table:table-cell>
          <table:table-cell table:style-name="Tabella1.A2" office:value-type="string">
            <text:p text:style-name="P31"><text:span text:style-name="T23">Analista requisiti funzionali e non con relative specifiche, progettista mockup, </text:span><text:span text:style-name="T16">architetto di sistema e sviluppatore frontend.</text:span></text:p>
          </table:table-cell>
          <table:table-cell table:style-name="Tabella1.C2" office:value-type="string">
            <text:p text:style-name="P31"><text:span text:style-name="T23">Ha contribuito a tutti i deliverable </text:span><text:span text:style-name="T16">realizzando diagrammi e specificando aspetti riguardanti l’analisi dei requisiti del sistema. Ha avuto un ruolo chiave soprattutto nel D3 con il class diagram e nel D4 con lo sviluppo del front-end.</text:span></text:p>
          </table:table-cell>
        </table:table-row>
        <table:table-row table:style-name="TableLine94386324184992">
          <table:table-cell table:style-name="Tabella1.A2" office:value-type="string">
            <text:p text:style-name="P30">Giulio Lo Cigno</text:p>
          </table:table-cell>
          <table:table-cell table:style-name="Tabella1.A2" office:value-type="string">
            <text:p text:style-name="P30">Analista requisiti funzionali e non, progettista mockup, tester front-end e documentazione API.</text:p>
          </table:table-cell>
          <table:table-cell table:style-name="Tabella1.C2" office:value-type="string">
            <text:p text:style-name="P30">Ha contribuito soprattutto ai deliverable D1 e D4. Nel primo documento ha realizzato i mockup e contribuito all’analisi, mentre nell’ultimo documento ha svolto funzioni di testing del front-end e documentazione del lavoro svolto mediante i diagrammi richiesti.</text:p>
          </table:table-cell>
        </table:table-row>
      </table:table>
      <text:p text:style-name="P15"/>
      <text:h text:style-name="P37" text:outline-level="1"><text:bookmark-start text:name="__RefHeading___Toc512_2276994554"/>Carico e distribuzione del lavoro<text:bookmark-end text:name="__RefHeading___Toc512_2276994554"/></text:h>
      <text:p text:style-name="P17"/>
      <text:p text:style-name="P17">Nella seguente tabella mostriamo le ore dedicate da ogni componente del gruppo per il progetto.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B"/>
        <table:table-column table:style-name="Tabella2.E"/>
        <table:table-column table:style-name="Tabella2.F"/>
        <table:table-column table:style-name="Tabella2.G"/>
        <table:table-row table:style-name="TableLine94386324188112"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28">D1</text:p>
          </table:table-cell>
          <table:table-cell table:style-name="Tabella2.A1" office:value-type="string">
            <text:p text:style-name="P28">D2</text:p>
          </table:table-cell>
          <table:table-cell table:style-name="Tabella2.A1" office:value-type="string">
            <text:p text:style-name="P28">D3</text:p>
          </table:table-cell>
          <table:table-cell table:style-name="Tabella2.A1" office:value-type="string">
            <text:p text:style-name="P28">D4</text:p>
          </table:table-cell>
          <table:table-cell table:style-name="Tabella2.A1" office:value-type="string">
            <text:p text:style-name="P28">D5</text:p>
          </table:table-cell>
          <table:table-cell table:style-name="Tabella2.G1" office:value-type="string">
            <text:p text:style-name="P28">TOTALE</text:p>
          </table:table-cell>
        </table:table-row>
        <table:table-row table:style-name="TableLine94386324217696">
          <table:table-cell table:style-name="Tabella2.A2" office:value-type="string">
            <text:p text:style-name="P32">Gabriele Volani</text:p>
          </table:table-cell>
          <table:table-cell table:style-name="Tabella2.A2" office:value-type="string">
            <text:p text:style-name="P34">23,67</text:p>
          </table:table-cell>
          <table:table-cell table:style-name="Tabella2.A2" office:value-type="string">
            <text:p text:style-name="P35">30,50</text:p>
          </table:table-cell>
          <table:table-cell table:style-name="Tabella2.A2" office:value-type="string">
            <text:p text:style-name="P35">18,75</text:p>
          </table:table-cell>
          <table:table-cell table:style-name="Tabella2.A2" office:value-type="string">
            <text:p text:style-name="P35">6<text:span text:style-name="T26">3</text:span>,00</text:p>
          </table:table-cell>
          <table:table-cell table:style-name="Tabella2.A2" office:value-type="string">
            <text:p text:style-name="P35">2,00</text:p>
          </table:table-cell>
          <table:table-cell table:style-name="Tabella2.G2" office:value-type="string">
            <text:p text:style-name="P35">13<text:span text:style-name="T26">7</text:span>,92</text:p>
          </table:table-cell>
        </table:table-row>
        <table:table-row table:style-name="TableLine94386324222160">
          <table:table-cell table:style-name="Tabella2.A2" office:value-type="string">
            <text:p text:style-name="P32">Federico Menegoz</text:p>
          </table:table-cell>
          <table:table-cell table:style-name="Tabella2.A2" office:value-type="string">
            <text:p text:style-name="P35">18,08</text:p>
          </table:table-cell>
          <table:table-cell table:style-name="Tabella2.A2" office:value-type="string">
            <text:p text:style-name="P35">24,83</text:p>
          </table:table-cell>
          <table:table-cell table:style-name="Tabella2.A2" office:value-type="string">
            <text:p text:style-name="P35">18,25</text:p>
          </table:table-cell>
          <table:table-cell table:style-name="Tabella2.A2" office:value-type="string">
            <text:p text:style-name="P35"><text:span text:style-name="T26">68</text:span>,00</text:p>
          </table:table-cell>
          <table:table-cell table:style-name="Tabella2.A2" office:value-type="string">
            <text:p text:style-name="P35">0,5</text:p>
          </table:table-cell>
          <table:table-cell table:style-name="Tabella2.G2" office:value-type="string">
            <text:p text:style-name="P35">1<text:span text:style-name="T26">29</text:span>,6<text:span text:style-name="T26">6</text:span></text:p>
          </table:table-cell>
        </table:table-row>
        <table:table-row table:style-name="TableLine94386324223568">
          <table:table-cell table:style-name="Tabella2.A2" office:value-type="string">
            <text:p text:style-name="P32">Giulio Lo Cigno</text:p>
          </table:table-cell>
          <table:table-cell table:style-name="Tabella2.A2" office:value-type="string">
            <text:p text:style-name="P35">15,75</text:p>
          </table:table-cell>
          <table:table-cell table:style-name="Tabella2.A2" office:value-type="string">
            <text:p text:style-name="P35">2,75</text:p>
          </table:table-cell>
          <table:table-cell table:style-name="Tabella2.A2" office:value-type="string">
            <text:p text:style-name="P35">11,83</text:p>
          </table:table-cell>
          <table:table-cell table:style-name="Tabella2.A2" office:value-type="string">
            <text:p text:style-name="P43"><text:span text:style-name="T27">6</text:span><text:span text:style-name="T19">2</text:span><text:span text:style-name="T27">,00</text:span></text:p>
          </table:table-cell>
          <table:table-cell table:style-name="Tabella2.A2" office:value-type="string">
            <text:p text:style-name="P35">0,5</text:p>
          </table:table-cell>
          <table:table-cell table:style-name="Tabella2.G2" office:value-type="string">
            <text:p text:style-name="P45">92,83</text:p>
          </table:table-cell>
        </table:table-row>
        <table:table-row table:style-name="TableLine94386324225056">
          <table:table-cell table:style-name="Tabella2.A2" office:value-type="string">
            <text:p text:style-name="P28">TOTALE</text:p>
          </table:table-cell>
          <table:table-cell table:style-name="Tabella2.A2" office:value-type="string">
            <text:p text:style-name="P35">57,50</text:p>
          </table:table-cell>
          <table:table-cell table:style-name="Tabella2.A2" office:value-type="string">
            <text:p text:style-name="P35">58,08</text:p>
          </table:table-cell>
          <table:table-cell table:style-name="Tabella2.A2" office:value-type="string">
            <text:p text:style-name="P35">48,83</text:p>
          </table:table-cell>
          <table:table-cell table:style-name="Tabella2.A2" office:value-type="string">
            <text:p text:style-name="P35"><text:span text:style-name="T26">193</text:span>,<text:span text:style-name="T26">00</text:span></text:p>
          </table:table-cell>
          <table:table-cell table:style-name="Tabella2.A2" office:value-type="string">
            <text:p text:style-name="P35">3,00</text:p>
          </table:table-cell>
          <table:table-cell table:style-name="Tabella2.G2" office:value-type="string">
            <text:p text:style-name="P45">360,41</text:p>
          </table:table-cell>
        </table:table-row>
      </table:table>
      <text:p text:style-name="P17"/>
      <text:p text:style-name="P18">Ora forniamo una breve descrizione della divisione del lavoro nei vari deliverable.</text:p>
      <text:p text:style-name="P18"/>
      <text:p text:style-name="P19"><text:span text:style-name="T24">Nel </text:span><text:span text:style-name="T6">deliverable 1</text:span><text:span text:style-name="T24"> Gabriele ha contribuito alla </text:span><text:span text:style-name="T17">specifica</text:span><text:span text:style-name="T24"> dei requisiti funzionali e non funzionali e della specifica dei sistemi esterni. Federico e Giulio invece si sono impegnati nella specifica dei mockup per le immagini di front-end, con le relative descrizioni.</text:span></text:p>
      <text:p text:style-name="P18">Tutti insieme abbiamo lavorato definendo gli obiettivi e i requisiti del nostro sistema.</text:p>
      <text:p text:style-name="P18"/>
      <text:p text:style-name="P18">Nel <text:span text:style-name="T5">deliverable 2</text:span><text:span text:style-name="T9"> Gabriele si è occupato nel fornire maggior dettaglio ai requisiti non funzionali, a descrivere gli use case e a effettuare il diagramma dei componenti con la rispettiva analisi di essi.</text:span></text:p>
      <text:p text:style-name="P5">Federico si è invece occupato di effettuare i diagrammi degli use case con le relative descrizioni e di effettuare l’analisi del contesto con le relative descrizioni e il relativo diagramma.</text:p>
      <text:p text:style-name="P5"/>
      <text:p text:style-name="P18"><text:span text:style-name="T9">Nel </text:span><text:span text:style-name="T5">deliverable 3 </text:span><text:span text:style-name="T9">Gabriele si è occupato di definire i vincoli OCL e le relative descrizioni, oltre che della descrizione di alcune classi del class diagram.</text:span></text:p>
      <text:p text:style-name="P5"><text:soft-page-break/>Federico si è occupato della realizzazione del class diagram con le successive e frequenti modifiche future, mentre Giulio ha contribuito alla descrizione di alcune classi del class diagram.</text:p>
      <text:p text:style-name="P5">Tutti insieme abbiamo analizzato e ritoccato più volte l’architettura del sistema col class diagram.</text:p>
      <text:p text:style-name="P5"/>
      <text:p text:style-name="P18"><text:span text:style-name="T9">Nel </text:span><text:span text:style-name="T5">deliverable 4</text:span><text:span text:style-name="T9"> Gabriele si è occupato a fare una descrizione di come l’applicazione è stata implementata, delle dipendenze e dei modelli del sistema. Inoltre ha sviluppato l’intero backend e descritto le relative API. Ha effettuato la documentazione tramite </text:span><text:span text:style-name="T5">Swagger </text:span><text:span text:style-name="T9">e il testing del sistema tramite </text:span><text:span text:style-name="T5">Jest</text:span><text:span text:style-name="T9">.</text:span></text:p>
      <text:p text:style-name="P20"><text:span text:style-name="T9">Federico si è occupato dello sviluppo dell’intero front-end in tutte le sue parti usando il framework </text:span><text:span text:style-name="T5">Vue </text:span><text:span text:style-name="T9">e chiamando le API definite a backend.</text:span></text:p>
      <text:p text:style-name="P6">Giulio si è occupato della definizione dello user flow, del diagramma delle risorse e dell’estrazione delle risorse dal class diagram. Infine ha descritto le varie schermate di frontend.</text:p>
      <text:p text:style-name="P6">Tutti insieme abbiamo contribuito alla correzione di bugs e al deployment dell’applicazione.</text:p>
      <text:p text:style-name="P6"/>
      <text:h text:style-name="P38" text:outline-level="1"><text:bookmark-start text:name="__RefHeading___Toc514_2276994554"/>Criticità<text:bookmark-end text:name="__RefHeading___Toc514_2276994554"/></text:h>
      <text:p text:style-name="P21"/>
      <text:p text:style-name="P20">Durante il corso di tutto il progetto non abbiamo avuto criticità particolarmente determinati. Chiaramente ci sono stati dei problemi che però siamo riusciti prontamente a superare grazie al lavoro in team.</text:p>
      <text:p text:style-name="P20">Inizialmente l’organizzazione del lavoro non era ben distribuita, infatti nel <text:span text:style-name="T5">D1 </text:span><text:span text:style-name="T9">ci siamo trovati “tutti a fare tutto” perché pensavamo fosse il metodo migliore per lavorare, ma alla fine abbiamo dovuto impiegare molto lavoro per coordinare e gestire le varie componenti.</text:span></text:p>
      <text:p text:style-name="P6">A partire dal secondo deliverable abbiamo iniziato una suddivisione più rigorosa dei compiti e abbiamo iniziato a lavorare indipendentemente per poi fare il punto della situazione nei vari meeting.</text:p>
      <text:p text:style-name="P20"><text:span text:style-name="T9">Nel </text:span><text:span text:style-name="T5">D2 </text:span><text:span text:style-name="T9">Giulio non ha potuto contribuire alla stesura del documento a causa di impegni personali, ma Gabriele e Federico sono riusciti a sopperire dividendosi in modo equo il lavoro.</text:span></text:p>
      <text:p text:style-name="P20"><text:span text:style-name="T9">Il </text:span><text:span text:style-name="T5">D3 </text:span><text:span text:style-name="T9">è stato probabilmente il deliverable in cui abbiamo avuto più difficoltà a causa di incompresioni relative alla stesura del diagramma delle classi che è stato più volte modificato e ritoccato.</text:span></text:p>
      <text:p text:style-name="P6">Tuttavia come si vede dalla tabella siamo riusciti a lavorare insieme per superare queste difficoltà e trovare una soluzione concorde con le varie spiegazioni fornite.</text:p>
      <text:p text:style-name="P20"><text:span text:style-name="T9">Nel </text:span><text:span text:style-name="T5">D3 </text:span><text:span text:style-name="T9">Giulio ha contribuito in maniera minore rispetto a Gabriele e Federico sempre in seguito ad altri impegni personali.</text:span></text:p>
      <text:p text:style-name="P21"><text:span text:style-name="T10">Il </text:span><text:span text:style-name="T7">D4 </text:span><text:span text:style-name="T10">è stato un deliverable molto corposo: probabilmente è stato quello in cui abbiamo avuto meno tempo per lavorare, ma abbiamo </text:span><text:span text:style-name="T13">lavorato molte ore, come si evince dalla tabella.</text:span></text:p>
      <text:p text:style-name="P12">Guardando la tabella si può osservare come c’è stata una suddivisione equa e rigorosa dei molti compiti da completare.</text:p>
      <text:p text:style-name="P12">Anche in questo deliverable abbiamo avuto delle difficoltà, perché nessuno di noi aveva pregresse competenze di programmazione web. La complessità che abbiamo deciso di realizzare non è stata d’aiuto, ma documentandosi sulle varie possibilità di sviluppo siamo riusciti a oltrepassare anche questo ostacolo. </text:p>
      <text:p text:style-name="P12"/>
      <text:p text:style-name="P14">Infine vogliamo sottolineare come siamo riusciti a sottomettere tutti i deliverable entro le scadenze interne stabilite. Grazie a ciò siamo riusciti a rimanere al passo e a impegnarci con costanza per i vari documenti.</text:p>
      <text:h text:style-name="P41" text:outline-level="1"><text:bookmark-start text:name="__RefHeading___Toc516_2276994554"/>Autovalutazione<text:bookmark-end text:name="__RefHeading___Toc516_2276994554"/></text:h>
      <text:p text:style-name="P21"/>
      <text:p text:style-name="P21"><text:span text:style-name="T25">Nel complesso abbiamo lavorato tutti </text:span><text:span text:style-name="T18">molte ore al progetto associando quantità di lavoro a qualità. </text:span><text:span text:style-name="T13">Gabriele è risultato quello con più ore perché ha svolto anche molti compiti relativi relativi alle gestione del team e al controllo del lavoro svolto, oltre che al completamento delle proprie parti assegnate.</text:span></text:p>
      <text:p text:style-name="P12">Anche Federico ha lavorato tante ore, soprattutto per lo sviluppo del frontend dell’applicazione, ma anche nella stesura dei diagrammi.</text:p>
      <text:p text:style-name="P12">Giulio ha lavorato meno ore rispetto a Gabriele e Federico, ma ha comunque contributo al progetto in molte sue parti.</text:p>
      <text:p text:style-name="P12"/>
      <text:p text:style-name="P22"><text:span text:style-name="T13">L</text:span><text:span text:style-name="T11">a nostra autovalutazione è la seguente:</text:span></text:p>
      <table:table table:name="Tabella3" table:style-name="Tabella3">
        <table:table-column table:style-name="Tabella3.A"/>
        <table:table-column table:style-name="Tabella3.B"/>
        <table:table-row table:style-name="TableLine94386324239552">
          <table:table-cell table:style-name="Tabella3.A1" office:value-type="string">
            <text:p text:style-name="Table_20_Contents"/>
          </table:table-cell>
          <table:table-cell table:style-name="Tabella3.B1" office:value-type="string">
            <text:p text:style-name="P29">VOTO</text:p>
          </table:table-cell>
        </table:table-row>
        <table:table-row table:style-name="TableLine94386324275312">
          <table:table-cell table:style-name="Tabella3.A2" office:value-type="string">
            <text:p text:style-name="P33">Gabriele Volani</text:p>
          </table:table-cell>
          <table:table-cell table:style-name="Tabella3.B2" office:value-type="string">
            <text:p text:style-name="P42">30</text:p>
          </table:table-cell>
        </table:table-row>
        <table:table-row table:style-name="TableLine94386324276592">
          <table:table-cell table:style-name="Tabella3.A2" office:value-type="string">
            <text:p text:style-name="P33">Federico Menegoz</text:p>
          </table:table-cell>
          <table:table-cell table:style-name="Tabella3.B2" office:value-type="string">
            <text:p text:style-name="P42">28</text:p>
          </table:table-cell>
        </table:table-row>
        <table:table-row table:style-name="TableLine94386324277232">
          <table:table-cell table:style-name="Tabella3.A2" office:value-type="string">
            <text:p text:style-name="P33">Giulio Lo Cigno</text:p>
          </table:table-cell>
          <table:table-cell table:style-name="Tabella3.B2" office:value-type="string">
            <text:p text:style-name="P42">27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loext:contextual-spacing="false" style:page-number="auto">
        <style:tab-stops/>
      </style:paragraph-properties>
      <style:text-properties style:font-name="arial2" fo:font-family="arial" style:font-style-name="Grassetto" style:font-family-generic="swiss" fo:font-size="85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  <style:text-properties officeooo:paragraph-rsid="01036242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1423b07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tyle="italic" fo:font-weight="normal" officeooo:rsid="014b6737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61cm, 3cm, 12.4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3.731cm" svg:height="1.39cm" draw:z-index="6"><draw:image xlink:href="Pictures/100002010000055600000300361D783FB9C67B03.png" xlink:type="simple" xlink:show="embed" xlink:actuate="onLoad" loext:mime-type="image/png"/></draw:frame>Documento: <text:span text:style-name="MT1">D</text:span><text:span text:style-name="MT2">5</text:span><text:span text:style-name="MT1">-T25</text:span></text:p>
        <text:p text:style-name="MP2">Revisione:<text:span text:style-name="MT3"> </text:span><text:span text:style-name="MT4">1.0</text:span></text:p>
      </style:header>
      <style:footer>
        <text:p text:style-name="MP3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1DT7H21M17S</meta:editing-duration>
    <meta:editing-cycles>108</meta:editing-cycles>
    <dc:date>2023-01-01T19:21:24.750425694</dc:date>
    <meta:document-statistic meta:table-count="3" meta:image-count="1" meta:object-count="0" meta:page-count="7" meta:paragraph-count="112" meta:word-count="1471" meta:character-count="9528" meta:non-whitespace-character-count="8165"/>
  </office:meta>
</office:document-meta>
</file>